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>
        <style:tab-stops>
          <style:tab-stop style:position="0.3075in"/>
        </style:tab-stops>
      </style:paragraph-properties>
      <style:text-properties fo:color="#000000" style:font-name="Verdana" fo:font-size="12pt" style:font-name-asian="MS Shell Dlg" style:font-size-asian="12pt" style:font-name-complex="MS Shell Dlg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ience is weird. <text:s/>My teacher said "up till 20 years ago they only recreated absolute value up to 10 ^-6 Kelvin. However later scientists used magnets and lasers and recreated it up to 10 ^-7 Kelvin”. Thank god for magnets and lasers.</text:p>
      <text:p text:style-name="P1"/>
      <text:p text:style-name="P1">I first learned about science from a schoolbus that had a face.</text:p>
      <text:p text:style-name="P1"/>
      <text:p text:style-name="P1">Scientists are wizards without the 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5-05T20:43:48.03</meta:creation-date>
    <dc:date>2009-07-16T12:40:11.48</dc:date>
    <dc:creator>Colton Phillips</dc:creator>
    <meta:editing-duration>PT00H12M00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3" meta:word-count="60" meta:character-count="336"/>
  </office:meta>
</office:document-meta>
</file>